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4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7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5"/>
        <table:table-column table:style-name="co1" table:default-cell-style-name="ce38"/>
        <table:table-column table:style-name="co1" table:default-cell-style-name="ce85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0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0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0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0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Section</text:p>
          </table:table-cell>
          <table:covered-table-cell table:style-name="ce20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5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39" table:number-columns-spanned="4" table:number-rows-spanned="1"/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0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5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0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0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0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0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0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0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0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7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7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7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7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7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Text alignmen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7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a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7"/>
          <table:covered-table-cell table:style-name="ce95"/>
          <table:covered-table-cell table:number-columns-repeated="2" table:style-name="Default"/>
          <table:covered-table-cell table:style-name="ce9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5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5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5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7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...</text:p>
          </table:table-cell>
          <table:covered-table-cell table:number-columns-repeated="3" table:style-name="ce77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2" table:number-rows-spanned="1">
            <text:p>Command</text:p>
          </table:table-cell>
          <table:covered-table-cell/>
          <table:table-cell table:style-name="ce35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5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>
            <text:p>...</text:p>
          </table:table-cell>
          <table:table-cell table:style-name="ce77"/>
          <table:covered-table-cell table:number-columns-repeated="2" table:style-name="ce77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5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>
            <text:p>...</text:p>
          </table:table-cell>
          <table:table-cell table:style-name="ce77"/>
          <table:covered-table-cell table:number-columns-repeated="2" table:style-name="ce77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5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>
            <text:p>...</text:p>
          </table:table-cell>
          <table:table-cell table:style-name="ce77"/>
          <table:covered-table-cell table:number-columns-repeated="2" table:style-name="ce77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98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6">
            <text:p>cf</text:p>
          </table:table-cell>
          <table:table-cell table:style-name="ce98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7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}</text:p>
          </table:table-cell>
          <table:covered-table-cell table:number-columns-repeated="3" table:style-name="ce77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7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7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8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8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5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5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5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5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5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5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p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5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n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n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7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5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5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5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7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7"/>
          <table:covered-table-cell/>
          <table:covered-table-cell table:style-name="ce85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5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5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7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5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5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5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5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7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5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5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5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5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5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5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5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7"/>
          <table:covered-table-cell table:style-name="ce59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5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5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5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10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5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10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5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10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5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10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3:38:11.3913742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7-31T13:57:24.649059020</dc:date>
    <meta:editing-duration>P1DT14H45M51S</meta:editing-duration>
    <meta:editing-cycles>628</meta:editing-cycles>
    <meta:generator>LibreOffice/24.2.5.2$Linux_X86_64 LibreOffice_project/420$Build-2</meta:generator>
    <meta:print-date>2024-07-31T13:57:30.275555123</meta:print-date>
    <meta:printed-by>PDF files</meta:printed-by>
    <meta:document-statistic meta:table-count="1" meta:cell-count="3440" meta:object-count="0"/>
  </office:meta>
</office:document-meta>
</file>